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6a96" officeooo:paragraph-rsid="00016a96"/>
    </style:style>
    <style:style style:name="P2" style:family="paragraph" style:parent-style-name="Standard">
      <style:text-properties fo:font-weight="bold" officeooo:rsid="00016a96" officeooo:paragraph-rsid="00016a96" style:font-weight-asian="bold" style:font-weight-complex="bold"/>
    </style:style>
    <style:style style:name="P3" style:family="paragraph" style:parent-style-name="Standard">
      <style:text-properties officeooo:rsid="00030eea" officeooo:paragraph-rsid="00030eea"/>
    </style:style>
    <style:style style:name="P4" style:family="paragraph" style:parent-style-name="Standard">
      <style:text-properties officeooo:rsid="00039239" officeooo:paragraph-rsid="00039239"/>
    </style:style>
    <style:style style:name="P5" style:family="paragraph" style:parent-style-name="Standard">
      <style:text-properties officeooo:rsid="00039239" officeooo:paragraph-rsid="00039239"/>
    </style:style>
    <style:style style:name="P6" style:family="paragraph" style:parent-style-name="Standard">
      <style:text-properties fo:font-weight="bold" officeooo:rsid="00016a96" officeooo:paragraph-rsid="00016a96" style:font-weight-asian="bold" style:font-weight-complex="bold"/>
    </style:style>
    <style:style style:name="P7" style:family="paragraph" style:parent-style-name="Standard">
      <style:text-properties officeooo:rsid="00016a96" officeooo:paragraph-rsid="00016a96"/>
    </style:style>
    <style:style style:name="P8" style:family="paragraph" style:parent-style-name="Standard">
      <style:text-properties officeooo:rsid="0007cf90" officeooo:paragraph-rsid="0007cf9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e1c6"/>
    </style:style>
    <style:style style:name="T3" style:family="text">
      <style:text-properties officeooo:rsid="00060939"/>
    </style:style>
    <style:style style:name="T4" style:family="text">
      <style:text-properties officeooo:rsid="0006c2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1. Create a class in Java along with follwing fields. classname: Person fields: name, age, gender, address Access the fields in all known ways: like through getter , by dot operator </text:p>
      <text:p text:style-name="P1"/>
      <text:p text:style-name="P1">public class Person </text:p>
      <text:p text:style-name="P1">{ </text:p>
      <text:p text:style-name="P1"><text:s/>private String name; </text:p>
      <text:p text:style-name="P1"><text:s/>private int age; </text:p>
      <text:p text:style-name="P1"><text:s/>private String gender; </text:p>
      <text:p text:style-name="P1"><text:s/>private String address; </text:p>
      <text:p text:style-name="P1"><text:s/>public void setName(String name) </text:p>
      <text:p text:style-name="P1"><text:s/>{ </text:p>
      <text:p text:style-name="P1"><text:s text:c="2"/>this.name = name; </text:p>
      <text:p text:style-name="P1"><text:s/>} </text:p>
      <text:p text:style-name="P1">public void setAge(int age) </text:p>
      <text:p text:style-name="P1"><text:s/>{ </text:p>
      <text:p text:style-name="P1"><text:s text:c="2"/>this.age = age; </text:p>
      <text:p text:style-name="P1"><text:s/>} </text:p>
      <text:p text:style-name="P1">public void setGender(String gender) </text:p>
      <text:p text:style-name="P1"><text:s/>{ </text:p>
      <text:p text:style-name="P1"><text:s text:c="2"/>this.gender = gender; </text:p>
      <text:p text:style-name="P1"><text:s/>} </text:p>
      <text:p text:style-name="P1">public void setAddress(String addresss) </text:p>
      <text:p text:style-name="P1"><text:s/>{ </text:p>
      <text:p text:style-name="P1"><text:s text:c="2"/>this.address = address; </text:p>
      <text:p text:style-name="P1"><text:s/>} </text:p>
      <text:p text:style-name="P1"><text:s/>public String getName() </text:p>
      <text:p text:style-name="P1"><text:s/>{ </text:p>
      <text:p text:style-name="P1"><text:s/>return name; </text:p>
      <text:p text:style-name="P1"><text:s/>} </text:p>
      <text:p text:style-name="P1">public int getAge() </text:p>
      <text:p text:style-name="P1"><text:s/>{ </text:p>
      <text:p text:style-name="P1"><text:s/>return age; </text:p>
      <text:p text:style-name="P1"><text:s/>} </text:p>
      <text:p text:style-name="P1">public String getGender() </text:p>
      <text:p text:style-name="P1"><text:s/>{ </text:p>
      <text:p text:style-name="P1"><text:s/>return gender; </text:p>
      <text:p text:style-name="P1"><text:s/>} </text:p>
      <text:p text:style-name="P1">public String getAddress() </text:p>
      <text:p text:style-name="P1"><text:s/>{ </text:p>
      <text:p text:style-name="P1"><text:s/>return address; </text:p>
      <text:p text:style-name="P1"><text:s/>} </text:p>
      <text:p text:style-name="P1">public static void main(String [] args) </text:p>
      <text:p text:style-name="P1">{ </text:p>
      <text:p text:style-name="P1"><text:s text:c="2"/>Person p1 = new Person(); </text:p>
      <text:p text:style-name="P1"><text:s text:c="2"/>//By Setter and Getter </text:p>
      <text:p text:style-name="P1"><text:s text:c="2"/>p1.setName("Tony"); </text:p>
      <text:p text:style-name="P1"><text:s text:c="2"/>p1.setAge(21); </text:p>
      <text:p text:style-name="P1"><text:s text:c="2"/>p1.setGender("Male"); </text:p>
      <text:p text:style-name="P1"><text:s text:c="2"/>p1.setAddress("New York"); </text:p>
      <text:p text:style-name="P1"><text:s text:c="2"/>System.out.println("Name: "+ p1.getName()+"\nAge: "+p1.getAge()+"\nGender: "+p1.getGender()+"\n Address: "+p1.getAddress()); </text:p>
      <text:p text:style-name="P1">} </text:p>
      <text:p text:style-name="P1"><text:soft-page-break/><text:s/></text:p>
      <text:p text:style-name="P2">Q2. Extend the Person class in Groovy Add following fields to it: empId, company, salary Access the fields in all known ways: like through getter , by dot operator, by @ operator. </text:p>
      <text:p text:style-name="P1"/>
      <text:p text:style-name="P1">class Employee </text:p>
      <text:p text:style-name="P1">{ </text:p>
      <text:p text:style-name="P1"><text:s/>String name </text:p>
      <text:p text:style-name="P1"><text:s/>int age </text:p>
      <text:p text:style-name="P1"><text:s/>String gender </text:p>
      <text:p text:style-name="P1"><text:s/>String address </text:p>
      <text:p text:style-name="P1"><text:s/>int empId </text:p>
      <text:p text:style-name="P1"><text:s/>int salary </text:p>
      <text:p text:style-name="P1">} </text:p>
      <text:p text:style-name="P1">def emp = new Employee(name:"Tony",age:21,gender:"Male",address:"New York",empId:160058,salary:20000) </text:p>
      <text:p text:style-name="P1">emp.name = "David" </text:p>
      <text:p text:style-name="P1">println emp.name </text:p>
      <text:p text:style-name="P1">emp.@age = 25 </text:p>
      <text:p text:style-name="P1">println emp.@age </text:p>
      <text:p text:style-name="P1"/>
      <text:p text:style-name="P2">Q3.Print this pattern : </text:p>
      <text:p text:style-name="P2"><text:s/>* </text:p>
      <text:p text:style-name="P2"><text:s/>** </text:p>
      <text:p text:style-name="P2"><text:s/>**** </text:p>
      <text:p text:style-name="P1"><text:span text:style-name="T1"><text:s/>********</text:span> </text:p>
      <text:p text:style-name="P1"/>
      <text:p text:style-name="P1"><text:bookmark-start text:name="__DdeLink__10570_662898412"/>for(int i=0;i&lt;=3;i++) </text:p>
      <text:p text:style-name="P1">{ </text:p>
      <text:p text:style-name="P1"><text:s text:c="3"/>Math.pow(2, i).times{print '*'}; </text:p>
      <text:p text:style-name="P1"><text:s text:c="3"/>println ""; </text:p>
      <text:p text:style-name="P1">} <text:bookmark-end text:name="__DdeLink__10570_662898412"/></text:p>
      <text:p text:style-name="P1"/>
      <text:p text:style-name="P1"/>
      <text:p text:style-name="P2">Q4. GString... override the toString() of the Person class to return something like... "Sachin is a man aged 24 who lives at Delhi. He works for Intelligrape with employee id 12 and draws $$$$$$$ lots of money !!!!." </text:p>
      <text:p text:style-name="P1"/>
      <text:p text:style-name="P1"><text:bookmark-start text:name="__DdeLink__10572_662898412"/>class Employee </text:p>
      <text:p text:style-name="P1">{ </text:p>
      <text:p text:style-name="P1"><text:s/>String name </text:p>
      <text:p text:style-name="P1"><text:s/>int age </text:p>
      <text:p text:style-name="P1"><text:s/>String gender </text:p>
      <text:p text:style-name="P1"><text:s/>String address </text:p>
      <text:p text:style-name="P1"><text:s/>int empId </text:p>
      <text:p text:style-name="P1"><text:s/>int salary </text:p>
      <text:p text:style-name="P1"><text:s/>String toString() </text:p>
      <text:p text:style-name="P1"><text:s/>{ </text:p>
      <text:p text:style-name="P1"><text:s text:c="2"/>"${name} is a ${gender=="Male"?'Male':'Female'} aged ${age} who lives in ${address}. ${gender=="Male"?'He':'She'} works for intelligripe with employee is ${empId} and draws ${salary} lots <text:s/>of money" </text:p>
      <text:p text:style-name="P1"><text:s/>} </text:p>
      <text:p text:style-name="P1">} <text:bookmark-end text:name="__DdeLink__10572_662898412"/></text:p>
      <text:p text:style-name="P1"><text:bookmark-start text:name="__DdeLink__10574_662898412"/><text:soft-page-break/>def emp1 = new Employee(name:"Sachin",age:24,gender:"Male",address:"Delhi",empId:160058,salary:20000) <text:bookmark-end text:name="__DdeLink__10574_662898412"/></text:p>
      <text:p text:style-name="P1"/>
      <text:p text:style-name="P2">5. Groovy Truth: if('test') { printlnn "test evaluated to true inside if" } </text:p>
      <text:p text:style-name="P2"><text:s/>try replacing test with various objects and observe its behaviour. </text:p>
      <text:p text:style-name="P2"><text:s/>a) "Test" </text:p>
      <text:p text:style-name="P2"><text:s/>b)'null' </text:p>
      <text:p text:style-name="P2"><text:s/>c) null </text:p>
      <text:p text:style-name="P2"><text:s/>d) 100 </text:p>
      <text:p text:style-name="P2"><text:s/>e) 0 </text:p>
      <text:p text:style-name="P2"><text:s/>f) empty list </text:p>
      <text:p text:style-name="P2"><text:s/>g) list with all vaues as null List list = new ArrayList() </text:p>
      <text:p text:style-name="P1"><text:s/></text:p>
      <text:p text:style-name="P1"><text:s/>(a) if("Test") </text:p>
      <text:p text:style-name="P1"><text:s/>{ </text:p>
      <text:p text:style-name="P1"><text:s text:c="2"/>println "test evaluated to true inside if" </text:p>
      <text:p text:style-name="P1"><text:s/>} <text:s/></text:p>
      <text:p text:style-name="P1"><text:s/></text:p>
      <text:p text:style-name="P1">test evaluated to true inside if </text:p>
      <text:p text:style-name="P1"><text:s/></text:p>
      <text:p text:style-name="P1">(b) if('null') </text:p>
      <text:p text:style-name="P1"><text:s/>{ </text:p>
      <text:p text:style-name="P1"><text:s text:c="2"/>println "test evaluated to true inside if" </text:p>
      <text:p text:style-name="P1"><text:s/>} <text:s/></text:p>
      <text:p text:style-name="P1"><text:s/></text:p>
      <text:p text:style-name="P1">test evaluated to true inside if </text:p>
      <text:p text:style-name="P1">(c) if(null) </text:p>
      <text:p text:style-name="P1"><text:s/>{ </text:p>
      <text:p text:style-name="P1"><text:s text:c="2"/>println "test evaluated to true inside if" </text:p>
      <text:p text:style-name="P1"><text:s/>} <text:s/></text:p>
      <text:p text:style-name="P1"><text:s/></text:p>
      <text:p text:style-name="P1">(d) if(100) </text:p>
      <text:p text:style-name="P1"><text:s/>{ </text:p>
      <text:p text:style-name="P1"><text:s text:c="2"/>println "test evaluated to true inside if" </text:p>
      <text:p text:style-name="P1"><text:s/>} <text:s/></text:p>
      <text:p text:style-name="P1"><text:s/></text:p>
      <text:p text:style-name="P1">test evaluated to true inside if </text:p>
      <text:p text:style-name="P1">(e) if(0) </text:p>
      <text:p text:style-name="P1"><text:s/>{ </text:p>
      <text:p text:style-name="P1"><text:s text:c="2"/>println "test evaluated to true inside if" </text:p>
      <text:p text:style-name="P1"><text:s/>} <text:s/></text:p>
      <text:p text:style-name="P1"><text:s/></text:p>
      <text:p text:style-name="P1">(f) List li = [] </text:p>
      <text:p text:style-name="P1"><text:s/>if(li) </text:p>
      <text:p text:style-name="P1"><text:s/>{ </text:p>
      <text:p text:style-name="P1"><text:s text:c="2"/>println "test evaluated to true inside if" </text:p>
      <text:p text:style-name="P1"><text:s/>} <text:s/></text:p>
      <text:p text:style-name="P1"><text:s/></text:p>
      <text:p text:style-name="P1">(e) List li = [null,null] </text:p>
      <text:p text:style-name="P1"><text:s/>if(li) </text:p>
      <text:p text:style-name="P1"><text:s/>{ </text:p>
      <text:p text:style-name="P1"><text:s text:c="2"/>println "test evaluated to true inside if" </text:p>
      <text:p text:style-name="P1"><text:soft-page-break/><text:s/>} <text:s/></text:p>
      <text:p text:style-name="P1"><text:s/></text:p>
      <text:p text:style-name="P1">test evaluated to true inside if </text:p>
      <text:p text:style-name="P1"/>
      <text:p text:style-name="P2">6. Write a class HourMinute where the class stores hours and minutes as separate fields. Overload + and - operator operator for this class </text:p>
      <text:p text:style-name="P1"/>
      <text:p text:style-name="P1">class HourMinute </text:p>
      <text:p text:style-name="P1">{ </text:p>
      <text:p text:style-name="P1"><text:s/>int hours </text:p>
      <text:p text:style-name="P1"><text:s/>int minutes </text:p>
      <text:p text:style-name="P1">int plus(int b) </text:p>
      <text:p text:style-name="P1">{ </text:p>
      <text:p text:style-name="P1"><text:s text:c="2"/>if(minutes<text:span text:style-name="T2">=</text:span>=60) </text:p>
      <text:p text:style-name="P1"><text:s text:c="2"/>{ </text:p>
      <text:p text:style-name="P1"><text:s text:c="3"/>hour++ </text:p>
      <text:p text:style-name="P1"><text:s text:c="2"/>} </text:p>
      <text:p text:style-name="P1"><text:s text:c="2"/>else </text:p>
      <text:p text:style-name="P1"><text:s text:c="2"/>minutes+=b </text:p>
      <text:p text:style-name="P1">} </text:p>
      <text:p text:style-name="P1">int minus(int b) </text:p>
      <text:p text:style-name="P1">{ </text:p>
      <text:p text:style-name="P1"><text:s text:c="2"/>if(minutes-b&lt;0) </text:p>
      <text:p text:style-name="P1"><text:s text:c="2"/>{ </text:p>
      <text:p text:style-name="P1"><text:s text:c="4"/>minutes=0 </text:p>
      <text:p text:style-name="P1"><text:s text:c="2"/>} </text:p>
      <text:p text:style-name="P1"><text:s text:c="2"/>minutes-=b </text:p>
      <text:p text:style-name="P1">} <text:s text:c="3"/></text:p>
      <text:p text:style-name="P1">} </text:p>
      <text:p text:style-name="P1">def time = new HourMinute(hours:6,minutes:30) </text:p>
      <text:p text:style-name="P1">def newtime1 = time+10 </text:p>
      <text:p text:style-name="P1">def newtime2 = time-10 </text:p>
      <text:p text:style-name="P1"/>
      <text:p text:style-name="P1">//<text:span text:style-name="T3">todo </text:span></text:p>
      <text:p text:style-name="P1"/>
      <text:p text:style-name="P2">7. Print multiple of 3 upto 10 terms in at least three different ways using groovy special methods </text:p>
      <text:p text:style-name="P1"/>
      <text:p text:style-name="P4">/Using Step </text:p>
      <text:p text:style-name="P4">1.step 11,1, </text:p>
      <text:p text:style-name="P4">{ </text:p>
      <text:p text:style-name="P4"><text:s text:c="2"/>println it*3 </text:p>
      <text:p text:style-name="P4">} </text:p>
      <text:p text:style-name="P4"/>
      <text:p text:style-name="P4">// Using Upto </text:p>
      <text:p text:style-name="P4"/>
      <text:p text:style-name="P4">1.upto(10,{ </text:p>
      <text:p text:style-name="P4"><text:s text:c="12"/>println it*3 </text:p>
      <text:p text:style-name="P4"><text:s text:c="7"/>})</text:p>
      <text:p text:style-name="P4"/>
      <text:p text:style-name="P4">//<text:span text:style-name="T4">todo times</text:span></text:p>
      <text:p text:style-name="P1"/>
      <text:p text:style-name="P2"><text:soft-page-break/>8. Write a closure which checks if a value is contained within a list where the closure accepts two parameters </text:p>
      <text:p text:style-name="P1"/>
      <text:p text:style-name="P1"><text:bookmark-start text:name="__DdeLink__10576_662898412"/>def findelement = {list , element -&gt; list.contains(element)} </text:p>
      <text:p text:style-name="P1">List list = new ArrayList(); </text:p>
      <text:p text:style-name="P1">list.add(5); </text:p>
      <text:p text:style-name="P1">list.add(6); </text:p>
      <text:p text:style-name="P1">if(findelement(list,5)) </text:p>
      <text:p text:style-name="P1">{ </text:p>
      <text:p text:style-name="P1"><text:s text:c="2"/>println "Found Element in list" </text:p>
      <text:p text:style-name="P1">} <text:bookmark-end text:name="__DdeLink__10576_662898412"/></text:p>
      <text:p text:style-name="P1"/>
      <text:p text:style-name="P2"/>
      <text:p text:style-name="P2"/>
      <text:p text:style-name="P2">9. Combine content of all the files in a specific directory to another new file </text:p>
      <text:p text:style-name="P8"><text:bookmark-start text:name="__DdeLink__10578_662898412"/>File destination = new File("/home/ttnd/Desktop/Boot Camp/Intro to Groovy/Destination.txt") <text:bookmark-end text:name="__DdeLink__10578_662898412"/></text:p>
      <text:p text:style-name="P8">new File("home/ttnd/Desktop/Boot Camp").eachFile{file -&gt; </text:p>
      <text:p text:style-name="P8">file.eachLine{</text:p>
      <text:p text:style-name="P8">destination.append(it) </text:p>
      <text:p text:style-name="P8">}</text:p>
      <text:p text:style-name="P8">}</text:p>
      <text:p text:style-name="P1"/>
      <text:p text:style-name="P2">10. Create a file which contains all the odd numbered lines of a given file. Each line should be numbered at the beginning of line viz : 1, 3, 5..... </text:p>
      <text:p text:style-name="P1"><text:s/></text:p>
      <text:p text:style-name="P1">File source = new File("/home/ttnd/Desktop/Boot Camp/Intro to Groovy/SourceFile.txt") </text:p>
      <text:p text:style-name="P1">File destination = new File("/home/ttnd/Desktop/Boot Camp/Intro to Groovy/DestinationFile.txt") </text:p>
      <text:p text:style-name="P1">int linenum = 1; </text:p>
      <text:p text:style-name="P1">source.eachLine{ </text:p>
      <text:p text:style-name="P1"><text:s text:c="25"/>line -&gt; if((linenum%2)==0) </text:p>
      <text:p text:style-name="P1"><text:s text:c="25"/>destination &lt;&lt; linenum &lt;&lt; line &lt;&lt;"\n"; </text:p>
      <text:p text:style-name="P1"><text:s text:c="25"/>linenum++ </text:p>
      <text:p text:style-name="P1"><text:s text:c="16"/>}</text:p>
      <text:p text:style-name="P1"><text:s text:c="9"/></text:p>
      <text:p text:style-name="P2">11. Write a method which removes all the white spaces in a file and writes the output to another file. Suppose white space characters are Space, Tab and Enter </text:p>
      <text:p text:style-name="P1"/>
      <text:p text:style-name="P1">File source = new File("/home/ttnd/Desktop/Boot Camp/Intro to Groovy/SourceFile.txt") </text:p>
      <text:p text:style-name="P1">File destination = new File("/home/ttnd/Desktop/Boot Camp/Intro to Groovy/DestinationFile.txt") </text:p>
      <text:p text:style-name="P1">source.eachLine{ </text:p>
      <text:p text:style-name="P1"><text:s text:c="25"/>line -&gt; destination &lt;&lt; line.replaceAll(' ',''); </text:p>
      <text:p text:style-name="P1"><text:s text:c="16"/>} <text:s text:c="8"/></text:p>
      <text:p text:style-name="P1"/>
      <text:p text:style-name="P2">12. Make copy of an image type file byte by byte </text:p>
      <text:p text:style-name="P1"/>
      <text:p text:style-name="P1">File source = new File("/home/ttnd/Desktop/Boot Camp/Intro to Groovy/Groovy.png") </text:p>
      <text:p text:style-name="P1">File destination = new File("/home/ttnd/Desktop/Boot Camp/Intro to Groovy/GroovyCopy.png") </text:p>
      <text:p text:style-name="P1">destination.bytes = source.bytes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09:52:06.957567744</meta:creation-date>
    <dc:date>2016-02-15T15:56:24.323399025</dc:date>
    <meta:editing-duration>PT4H22M18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5" meta:paragraph-count="217" meta:word-count="785" meta:character-count="5609" meta:non-whitespace-character-count="4495"/>
  </office:meta>
</office:document-meta>
</file>